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16_11-16-05_000.jpg</text:p>
          </table:table-cell>
          <table:table-cell table:style-name="ce11" office:value-type="string">
            <text:p>:m RES #*# / free# JVEMV6 59#13_12:1 / 59. medical / 12. stress / w=コルチゾール；コルチコイド；トンカットアリ,topics=~,other=~,s=~,i=~,doc=:d-1,Next~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RES #*# / free# JVEMV6 59#13_12:1 / 59. medical / 12. stress / w=コルチゾール；コルチコイド；トンカットアリ,topics=~,other=~,s=~,i=~,doc=:d-1,Next~">
            <text:p>:m RES #*# / free# JVEMV6 59#13_12:1 / 59. medical / 12. stress / w=コルチゾール；コルチコイド；トンカットアリ,topics=~,other=~,s=~,i=~,doc=:d-1,Next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16_11-55-52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16_15-13-06_000.jpg</text:p>
          </table:table-cell>
          <table:table-cell table:style-name="ce11" office:value-type="string">
            <text:p>:m RES 1-2*3 / free# JVEMV6 76#_31:1 / 76. physics / w=~,topics=重積分,other=calc+,s=~,i=~,doc=r-2-4~8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1-2*3 / free# JVEMV6 76#_31:1 / 76. physics / w=~,topics=重積分,other=calc+,s=~,i=~,doc=r-2-4~8">
            <text:p>:m RES 1-2*3 / free# JVEMV6 76#_31:1 / 76. physics / w=~,topics=重積分,other=calc+,s=~,i=~,doc=r-2-4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16_15-13-29_000.jpg</text:p>
          </table:table-cell>
          <table:table-cell table:style-name="ce11" office:value-type="string">
            <text:p>:m RES 3*3 / free# JVEMV6 76#_31:1 / 76. physics / w=~,topics=重積分,other=calc+,s=~,i=~,doc=r-2-4~8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3*3 / free# JVEMV6 76#_31:1 / 76. physics / w=~,topics=重積分,other=calc+,s=~,i=~,doc=r-2-4~8">
            <text:p>:m RES 3*3 / free# JVEMV6 76#_31:1 / 76. physics / w=~,topics=重積分,other=calc+,s=~,i=~,doc=r-2-4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16_19-12-52_000.jpg</text:p>
          </table:table-cell>
          <table:table-cell table:style-name="ce11" office:value-type="string">
            <text:p>:m :篠笛,shinobue #*# / session-memo / s.1:todays-melody,genr=①しゅ：い；②しゅ：ろ,i.f.=~,notes=h:1-3-4;②h:4h-4-3-4,ReX,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:篠笛,shinobue #*# / session-memo / s.1:todays-melody,genr=①しゅ：い；②しゅ：ろ,i.f.=~,notes=h:1-3-4;②h:4h-4-3-4,ReX,other=~">
            <text:p>:m :篠笛,shinobue #*# / session-memo / s.1:todays-melody,genr=①しゅ：い；②しゅ：ろ,i.f.=~,notes=h:1-3-4;②h:4h-4-3-4,ReX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16_21-20-30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17_00-59-38_000.jpg</text:p>
          </table:table-cell>
          <table:table-cell table:style-name="ce11" office:value-type="string">
            <text:p>:PHOTO 記録 / 経過記録；作ったもの / food=焼酎漬け / material=ローズマリー,media=麦焼酎,time=~,container=glass-jar-large / type=~,other=~,id=2021-11-17_00-59-38_000.jpg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PHOTO 記録 / 経過記録；作ったもの / food=焼酎漬け / material=ローズマリー,media=麦焼酎,time=~,container=glass-jar-large / type=~,other=~,id=2021-11-17_00-59-38_000.jpg">
            <text:p>:PHOTO 記録 / 経過記録；作ったもの / food=焼酎漬け / material=ローズマリー,media=麦焼酎,time=~,container=glass-jar-large / type=~,other=~,id=2021-11-17_00-59-38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17_02-34-41_000.jpg</text:p>
          </table:table-cell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17_02-34-48_000.jpg</text:p>
          </table:table-cell>
          <table:table-cell table:style-name="ce11" office:value-type="string">
            <text:p>:m :PHOTO 寝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17_07-46-10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:PHOTO 記録 / 経過記録；作ったもの / food=焼酎漬け / material=ローズマリー,media=麦焼酎,time=~,container=glass-jar-large / type=~,other=~,id=2021-11-17_00-59-38_000.jpg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2021/11/17</text:date>, <text:time>08:47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17T08:47:09.01</dc:date>
    <dc:creator>iwabuchi ken</dc:creator>
    <meta:editing-duration>P40DT5H56M37S</meta:editing-duration>
    <meta:editing-cycles>13809</meta:editing-cycles>
    <meta:document-statistic meta:table-count="1" meta:cell-count="431" meta:object-count="0"/>
  </office:meta>
</office:document-meta>
</file>